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imple Test</text:p>
      <text:p text:style-name="Author">The Author</text:p>
      <text:p text:style-name="Text_20_body">Hello world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Simple Test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source-hash" meta:value-type="string">6aa492fa4c8b91b101d204f94e16ec72</meta:user-defined>
    <meta:user-defined meta:name="version" meta:value-type="string">reproducible</meta:user-defined>
  </office:meta>
</office:document-meta>
</file>